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officeooo:paragraph-rsid="00177a1a"/>
    </style:style>
    <style:style style:name="P4" style:family="paragraph" style:parent-style-name="Text_20_body">
      <style:text-properties officeooo:rsid="00177a1a" officeooo:paragraph-rsid="00177a1a"/>
    </style:style>
    <style:style style:name="P5" style:family="paragraph" style:parent-style-name="Title" style:master-page-name="Standard">
      <style:paragraph-properties style:page-number="auto"/>
      <style:text-properties officeooo:rsid="00177a1a" officeooo:paragraph-rsid="00177a1a"/>
    </style:style>
    <style:style style:name="T1" style:family="text">
      <style:text-properties officeooo:rsid="00177a1a"/>
    </style:style>
    <style:style style:name="T2" style:family="text">
      <style:text-properties officeooo:rsid="001899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lossar</text:p>
      <text:p text:style-name="P4">Android<text:tab/><text:tab/><text:tab/>Ein Betriebssystem für Mobiltelephone auf der die Applikation <text:tab/><text:tab/><text:tab/><text:tab/><text:tab/>basiert.</text:p>
      <text:p text:style-name="P4">Ambient-Musik<text:tab/><text:tab/><text:tab/>Musik die während des Spielens für die Atmosphäre sorgt.</text:p>
      <text:p text:style-name="P4">GooglePlay<text:tab/><text:tab/><text:tab/>Der Online Applikationsmarkt für Android Applikationen.</text:p>
      <text:p text:style-name="P4">Horizontal Shooter<text:tab/><text:tab/>Ein Shooter Spiel bei welchem sich das Raumschiff horizontal über <text:tab/><text:tab/><text:tab/><text:tab/>den Bildschirm bewegt.</text:p>
      <text:p text:style-name="P4">LibGDX<text:tab/><text:tab/><text:tab/><text:tab/>Eine Entwicklungslibrary für Android Videospiele.</text:p>
      <text:p text:style-name="P3"><text:span text:style-name="T1">OpenGL<text:tab/><text:tab/><text:tab/></text:span><text:span text:style-name="T2">Eine Graphik Library für Videospiele.</text:span></text:p>
      <text:p text:style-name="P3"><text:span text:style-name="T1">Sfx<text:tab/><text:tab/><text:tab/><text:tab/></text:span><text:span text:style-name="T2">Soundeffekte wie das Schiessen oder Explosion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,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2</meta:editing-cycles>
    <meta:creation-date>2012-09-24T08:02:00</meta:creation-date>
    <dc:date>2012-10-09T10:46:06.73</dc:date>
    <meta:editing-duration>PT3M45S</meta:editing-duration>
    <meta:generator>LibreOffice/3.6$Windows_x86 LibreOffice_project/e29a214-2bbed72-0621de6-a97528c-8f066d</meta:generator>
    <meta:document-statistic meta:table-count="1" meta:image-count="0" meta:object-count="0" meta:page-count="1" meta:paragraph-count="13" meta:word-count="81" meta:character-count="655" meta:non-whitespace-character-count="558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